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e02f" officeooo:paragraph-rsid="0006e02f"/>
    </style:style>
    <style:style style:name="P2" style:family="paragraph" style:parent-style-name="Standard">
      <style:text-properties officeooo:rsid="00072d62" officeooo:paragraph-rsid="00072d62"/>
    </style:style>
    <style:style style:name="P3" style:family="paragraph" style:parent-style-name="Standard">
      <style:text-properties officeooo:rsid="00072d62" officeooo:paragraph-rsid="0007f52c"/>
    </style:style>
    <style:style style:name="P4" style:family="paragraph" style:parent-style-name="Standard">
      <style:text-properties officeooo:rsid="0007f52c" officeooo:paragraph-rsid="0007f52c"/>
    </style:style>
    <style:style style:name="P5" style:family="paragraph" style:parent-style-name="Standard">
      <style:text-properties officeooo:rsid="00081f03" officeooo:paragraph-rsid="00081f03"/>
    </style:style>
    <style:style style:name="P6" style:family="paragraph" style:parent-style-name="Standard">
      <style:text-properties officeooo:rsid="0009d0b2" officeooo:paragraph-rsid="0009d0b2"/>
    </style:style>
    <style:style style:name="P7" style:family="paragraph" style:parent-style-name="Standard">
      <style:paragraph-properties fo:break-before="page"/>
      <style:text-properties officeooo:rsid="0006e02f" officeooo:paragraph-rsid="0006e02f"/>
    </style:style>
    <style:style style:name="P8" style:family="paragraph" style:parent-style-name="Standard">
      <style:paragraph-properties fo:break-before="page"/>
      <style:text-properties officeooo:rsid="0007f52c" officeooo:paragraph-rsid="0007f52c"/>
    </style:style>
    <style:style style:name="P9" style:family="paragraph" style:parent-style-name="Standard">
      <style:paragraph-properties fo:break-before="page"/>
      <style:text-properties officeooo:rsid="0009d0b2" officeooo:paragraph-rsid="0009d0b2"/>
    </style:style>
    <style:style style:name="T1" style:family="text">
      <style:text-properties officeooo:rsid="0006e02f"/>
    </style:style>
    <style:style style:name="T2" style:family="text">
      <style:text-properties officeooo:rsid="0007f52c"/>
    </style:style>
    <style:style style:name="T3" style:family="text">
      <style:text-properties officeooo:rsid="00081f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Strona tytułowa.</text:span></text:p>
      <text:p text:style-name="P7">Spis treści</text:p>
      <text:p text:style-name="P1"/>
      <text:p text:style-name="P1">1. Wstęp. </text:p>
      <text:p text:style-name="P1">2. Założenia pracy. </text:p>
      <text:p text:style-name="P1">3. Przedstawienie zastosowanych algorytmów wizyjnych. </text:p>
      <text:p text:style-name="P1">4. Opis sposobu detekcji i klasyfikacji pojazdów: </text:p>
      <text:p text:style-name="P1">5. Użyte narzędzia: </text:p>
      <text:p text:style-name="P1"><text:tab/>- python </text:p>
      <text:p text:style-name="P1"><text:tab/>- opencv </text:p>
      <text:p text:style-name="P1"><text:tab/>- pygtk </text:p>
      <text:p text:style-name="P1">6. Implementacja i właściwości programu. </text:p>
      <text:p text:style-name="P1">7. Analiza wyników działania przy użyciu: </text:p>
      <text:p text:style-name="P1"><text:tab/>- spreparowanych nagrań ruchu na drodze jedno i dwu-kierunkowej </text:p>
      <text:p text:style-name="P1"><text:tab/>- pomiarów ruchu drogowego w czasie rzeczywistym. </text:p>
      <text:p text:style-name="P1">8. Wpływ czynników zewnętrznych na działanie programu: </text:p>
      <text:p text:style-name="P1"><text:tab/>- właściwości sprzętu nagrywającego ruch drogowy </text:p>
      <text:p text:style-name="P1"><text:tab/>- warunki pogodowe </text:p>
      <text:p text:style-name="P1">9. Porównanie metody wizyjnej z innymi metodami pomiarów ruchu drogowego. </text:p>
      <text:p text:style-name="P1">10. Podsumowanie </text:p>
      <text:p text:style-name="P1">11. Bibliografia.</text:p>
      <text:p text:style-name="P9">Rozdział 3. <text:span text:style-name="T1">Przedstawienie zastosowanych algorytmów wizyjnych. </text:span></text:p>
      <text:p text:style-name="P6"/>
      <text:p text:style-name="P6">Podstawą przetwarzania sygnału wizyjnego jest zamiana dwu lub trój-wymiarowego obrazu na nową reprezentację. Przekształcenie takie może być uzyskane przez np. próbę poprawy obrazu, za pomocą rozmycia filtrem Gaussa, usunięcie szumu czy też konwersję na skalę szarości. Na podstawie nowej formy dokonywana jest analiza pod kątem określonych kryteriów, której celem może być pozyskanie pewnych informacji, czy też podjęcie decyzji.</text:p>
      <text:p text:style-name="P7">Rozdział 5 – narzędzia użyte w implementacji algorytmu.</text:p>
      <text:p text:style-name="P1"/>
      <text:p text:style-name="P1">Algorytm detekcji pojazdów został zaimplementowany w języku Python w wersji 3.4 z użyciem dodatkowych bibliotek: biblioteki OpenCv 3.0 oraz PyGTK3.</text:p>
      <text:p text:style-name="P1"/>
      <text:p text:style-name="P1">Język Python jest językiem programowania opracowanym w 1991 roku przez Guida van Rossuma. Podobnie jak C++, Java, etc jest to wy pełni obiektowy język wysokiego poziomu, jednak obiektowość nie jest w nim odgórnie „wymuszana”, dlatego Python <text:s/>równie dobrze nadaje się do pisania prostych skryptów jak i rozbudowanych aplikacji.</text:p>
      <text:p text:style-name="P1"/>
      <text:p text:style-name="P1">Charakterystyczną cechą Pythona jest jego prosta gramatyka, podobna do składni języka angielskiego. W literaturze, proces tworzenie kodu w języku Python jest nazwany „programowaniem z szybkością myśli”. Prosta składnia sprzyja tworzeniu prostych, a zarazem efektywnych programów.</text:p>
      <text:p text:style-name="P1"/>
      <text:p text:style-name="P2">Główną zaletą języka, jest jego bardzo bogata biblioteka standardowa. Zawiera ona szereg przydatnych narządzi służących do m.in. programowania sieciowego, tworzenia interfejsów gui, przetwarzania wielowątkowego czy pracy z plikami xml. Wiele modułów udostępnianych przez bibliotekę domyślną znalazło zastosowanie w zrealizowanej pracy inżynierskiej. </text:p>
      <text:p text:style-name="P2"/>
      <text:p text:style-name="P2">Kolejną pozytywną cechą użytego języka, jest możliwość doklejenia do jego kodu wstawek stworzonych w innych językach, np. C, C++, Java. Fakt ten został wykorzystany podczas tworzenia pythonowego A.P.I biblioteki OpenCv.</text:p>
      <text:p text:style-name="P2"/>
      <text:p text:style-name="P3">Wykorzystany w pracy inżynierskiej język jest niezależny od platformy, dlatego program wideodetecji może <text:span text:style-name="T2">zostać uruchomiony</text:span> zarówn<text:span text:style-name="T2">o</text:span> na komputerze klasy PC <text:span text:style-name="T2">działającym pod systemem windows jak i systemem wbudowanym, takim jak np. RassberyPi z systemem Linux.</text:span></text:p>
      <text:p text:style-name="P3"/>
      <text:p text:style-name="P4">Język Python jest językiem o rosnącej popularności, co skutkuje w ogromnej bazie gotowych rozwiązań oraz wsparciem ze strony jego społeczności.</text:p>
      <text:p text:style-name="P3"/>
      <text:p text:style-name="P4"/>
      <text:p text:style-name="P8">OpenCV jest biblioteką typu „open source” służącą do cyfrowego przetwarzania obrazu wizyjnego. Jest ona bezpośrednio zaimplementowana przy pomocy C oraz C++. OpenCv jest dostępne dla systemów operacyjnych Windows, Linux, MacOSx czy systemów mobilnych typu iOS bądź Adroid. Dodatkowo biblioteka zapenia także interfejs dla języków Python, Ruby, Java czy Matlab.</text:p>
      <text:p text:style-name="P4"/>
      <text:p text:style-name="P4">OpenCv została napisana z myślą o programach potrzebujących najwyższej wydajności i wykorzystaniu w aplikacjach czasu rzeczywistego. Najnowsze wydanie przynosi optymalizację biblioteki na wielu poziomach: algorytmów, wykorzystania wątków oraz rdzeni czy rozkazów dla CPU. <text:span text:style-name="T3">Najwięksi producenci sprzętu komputerowego, tacy jak Intel czy Nvidia, także wzięli udział w tworzeniu biblioteki, dostarczając własne niskopoziomowe programy do wykonywania operacji na GPU.</text:span></text:p>
      <text:p text:style-name="P4"/>
      <text:p text:style-name="P5">OpenCv znalazło wiele zastosowań w aplikacjach przemysłowych, takich jak: inspekcja gotowych produktów w fabrykach, medycyna, bezpieczeństwo, systemy wizyjne „wielowymiarowe”, robotyka. </text:p>
      <text:p text:style-name="P5"/>
      <text:p text:style-name="P5">Nowością <text:s/>w OpenCv jest moduł „uczenia maszynowego”. <text:s/>Zawiera on klasy pozwalające wdrożyć <text:s/>naukę, rozpoznawanie i wyodrębnianie wzorców. Moduł ten może być szeroko wykorzystany, nie jest on ściślie związany z system wizyjnym.</text:p>
      <text:p text:style-name="P5"/>
      <text:p text:style-name="P5"/>
      <text:p text:style-name="P7">Bibliograf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08:00:17.525796719</meta:creation-date>
    <meta:editing-duration>P0D</meta:editing-duration>
    <meta:editing-cycles>3</meta:editing-cycles>
    <meta:generator>LibreOffice/4.2.8.2$Linux_X86_64 LibreOffice_project/420m0$Build-2</meta:generator>
    <dc:date>2015-10-19T09:09:37.814896917</dc:date>
    <meta:document-statistic meta:table-count="0" meta:image-count="0" meta:object-count="0" meta:page-count="6" meta:paragraph-count="35" meta:word-count="545" meta:character-count="4160" meta:non-whitespace-character-count="3614"/>
  </office:meta>
</office:document-meta>
</file>